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1CFDA3D899FFBB186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4.868cm" draw:z-index="0"><draw:image xlink:href="Pictures/1000000000000555000001CFDA3D899FFBB186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4:56:04.762000000</meta:creation-date>
    <dc:date>2020-04-23T16:14:43.881000000</dc:date>
    <meta:editing-duration>PT1H8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